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ext-properties fo:color="#8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/>
          <table:table-cell table:style-name="ce16" office:value-type="string">
            <text:p>+ Stepan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Սարգիս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Գենա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Default"/>
          <table:table-cell/>
          <table:table-cell table:style-name="ce22"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2" table:style-name="ce15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5" office:value-type="string">
            <text:p>-Arman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Համլետ</text:p>
          </table:table-cell>
          <table:table-cell/>
          <table:table-cell table:style-name="ce15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>
          <table:table-cell/>
          <table:table-cell table:formula="of:=[.B70]/11" office:value-type="float" office:value="427.272727272727">
            <text:p>427.2727272727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2" office:value-type="float" office:value="291.666666666667">
            <text:p>291.6666666667</text:p>
          </table:table-cell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9/04/2015</text:date>, <text:time>14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4T14:23:14</dc:date>
    <meta:editing-duration>P1DT7H5M54S</meta:editing-duration>
    <meta:editing-cycles>760</meta:editing-cycles>
    <meta:generator>OpenOffice/4.1.1$Unix OpenOffice.org_project/411m6$Build-9775</meta:generator>
    <dc:creator>employee employee</dc:creator>
    <meta:document-statistic meta:table-count="6" meta:cell-count="1723" meta:object-count="0"/>
  </office:meta>
</office:document-meta>
</file>